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aa0d9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3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4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15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16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7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18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19" style:family="paragraph" style:parent-style-name="Standard">
      <style:text-properties officeooo:paragraph-rsid="004717ee"/>
    </style:style>
    <style:style style:name="P20" style:family="paragraph" style:parent-style-name="Standard">
      <style:text-properties style:font-name="DejaVu Sans Mono" fo:font-style="normal" fo:font-weight="bold" officeooo:paragraph-rsid="004717ee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DejaVu Sans Mono"/>
    </style:style>
    <style:style style:name="P22" style:family="paragraph" style:parent-style-name="Standard">
      <style:text-properties style:font-name="DejaVu Sans Mono" style:text-underline-style="none" officeooo:rsid="004717ee" officeooo:paragraph-rsid="004717ee"/>
    </style:style>
    <style:style style:name="P23" style:family="paragraph" style:parent-style-name="Standard">
      <style:text-properties style:font-name="DejaVu Sans Mono" officeooo:paragraph-rsid="004717ee"/>
    </style:style>
    <style:style style:name="P24" style:family="paragraph" style:parent-style-name="Standard">
      <style:text-properties style:font-name="DejaVu Sans Mono" officeooo:paragraph-rsid="00476c53"/>
    </style:style>
    <style:style style:name="P25" style:family="paragraph" style:parent-style-name="Standard">
      <style:text-properties style:font-name="DejaVu Sans Mono" officeooo:paragraph-rsid="003db831"/>
    </style:style>
    <style:style style:name="P26" style:family="paragraph" style:parent-style-name="Standard">
      <style:text-properties style:font-name="DejaVu Sans Mono" officeooo:paragraph-rsid="0044256d"/>
    </style:style>
    <style:style style:name="P27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28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2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4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35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6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7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38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9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0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4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42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43" style:family="paragraph" style:parent-style-name="Standard">
      <style:text-properties fo:color="#000000" loext:opacity="100%" style:font-name="DejaVu Sans Mono" fo:font-size="12pt" fo:language="en" fo:country="US" fo:font-style="italic" style:text-underline-style="none" officeooo:paragraph-rsid="004717ee" style:letter-kerning="true" style:font-name-asian="Times New Roman1" style:font-size-asian="12pt" style:language-asian="en" style:country-asian="US" style:font-style-asian="italic" style:font-style-complex="italic"/>
    </style:style>
    <style:style style:name="P44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45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46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47" style:family="paragraph" style:parent-style-name="Standard">
      <style:text-properties fo:color="#000000" loext:opacity="100%" style:font-name="DejaVu Sans Mono" fo:font-size="12pt" fo:language="en" fo:country="US" style:text-underline-style="none" officeooo:rsid="001cb7b9" officeooo:paragraph-rsid="004717ee" style:letter-kerning="true" style:font-name-asian="Times New Roman1" style:font-size-asian="12pt" style:language-asian="ar" style:country-asian="SA"/>
    </style:style>
    <style:style style:name="P48" style:family="paragraph" style:parent-style-name="Standard">
      <style:text-properties fo:color="#000000" loext:opacity="100%" style:font-name="DejaVu Sans Mono" fo:font-size="12pt" fo:language="en" fo:country="US" style:text-underline-style="none" officeooo:paragraph-rsid="004717ee" style:letter-kerning="true" style:font-name-asian="Times New Roman1" style:font-size-asian="12pt" style:language-asian="en" style:country-asian="US"/>
    </style:style>
    <style:style style:name="P49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50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51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4" style:family="paragraph" style:parent-style-name="Standard">
      <style:text-properties style:font-name="DejaVu Sans Mono" officeooo:paragraph-rsid="00518417"/>
    </style:style>
    <style:style style:name="P55" style:family="paragraph" style:parent-style-name="Standard">
      <style:text-properties style:font-name="DejaVu Sans Mono" officeooo:paragraph-rsid="003db831"/>
    </style:style>
    <style:style style:name="P56" style:family="paragraph" style:parent-style-name="Standard">
      <style:text-properties style:font-name="DejaVu Sans Mono"/>
    </style:style>
    <style:style style:name="P57" style:family="paragraph" style:parent-style-name="Standard">
      <style:text-properties style:font-name="DejaVu Sans Mono" officeooo:paragraph-rsid="0044256d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5" style:family="text">
      <style:text-properties fo:color="#000000" loext:opacity="100%" fo:font-size="12pt" fo:language="en" fo:country="US" style:text-underline-style="solid" style:text-underline-width="auto" style:text-underline-color="font-color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6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7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28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29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0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1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2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3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4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5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36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37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38" style:family="text">
      <style:text-properties style:text-position="super 58%" style:font-name-asian="Times New Roman1"/>
    </style:style>
    <style:style style:name="T39" style:family="text">
      <style:text-properties style:text-position="super 58%" style:font-name-asian="Times New Roman1" style:language-asian="ar" style:country-asian="SA"/>
    </style:style>
    <style:style style:name="T40" style:family="text">
      <style:text-properties officeooo:rsid="001e6dfd"/>
    </style:style>
    <style:style style:name="T41" style:family="text">
      <style:text-properties officeooo:rsid="001ef33b"/>
    </style:style>
    <style:style style:name="T42" style:family="text">
      <style:text-properties officeooo:rsid="00226e6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db831"/>
    </style:style>
    <style:style style:name="T45" style:family="text">
      <style:text-properties officeooo:rsid="00463d6e"/>
    </style:style>
    <style:style style:name="T46" style:family="text">
      <style:text-properties style:font-name="DejaVu Sans Mono" style:text-underline-style="none"/>
    </style:style>
    <style:style style:name="T47" style:family="text">
      <style:text-properties officeooo:rsid="00496848"/>
    </style:style>
    <style:style style:name="T48" style:family="text">
      <style:text-properties officeooo:rsid="004aa0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ero Juhani Keski-Valkama, MSc</text:p>
      <text:p text:style-name="P16">Hacker / Machine Learning Generalist / Innovator in Software</text:p>
      <text:p text:style-name="P17">20+ years of experience in software engineering, machine learning and leadership</text:p>
      <text:p text:style-name="P17"/>
      <text:p text:style-name="P15">tero.keski<text:span text:style-name="T45">v</text:span>alkama@<text:span text:style-name="T45">gmail.com</text:span></text:p>
      <text:p text:style-name="P1">+<text:span text:style-name="T40">41</text:span> <text:span text:style-name="T40">79 208 9540</text:span></text:p>
      <text:p text:style-name="P18"/>
      <text:p text:style-name="Standard"><text:span text:style-name="T32">Recommendations available in </text:span><text:a xlink:type="simple" xlink:href="https://fi.linkedin.com/in/terokeskivalkama" text:style-name="Internet_20_link" text:visited-style-name="Visited_20_Internet_20_Link"><text:span text:style-name="T36">LinkedIn</text:span></text:a><text:span text:style-name="T32">.</text:span></text:p>
      <text:p text:style-name="P18"/>
      <text:p text:style-name="P36">Degrees</text:p>
      <text:p text:style-name="P1"><text:tab/><text:span text:style-name="T43">Master of Science (technology)</text:span></text:p>
      <text:p text:style-name="P1"><text:tab/>Tampere University of Technology,</text:p>
      <text:p text:style-name="P1"><text:tab/>2008</text:p>
      <text:p text:style-name="P18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18"/>
      <text:p text:style-name="P1"><text:tab/>6 months of international studies:</text:p>
      <text:p text:style-name="P1"><text:tab/> Universiti Sains Malaysia</text:p>
      <text:p text:style-name="P18"/>
      <text:p text:style-name="P36">Postgraduate studies</text:p>
      <text:p text:style-name="P1"><text:tab/>Tampere University of Technology</text:p>
      <text:p text:style-name="P18"/>
      <text:p text:style-name="P1"><text:tab/>Subject:</text:p>
      <text:p text:style-name="P42"><text:tab/> Deep learning: Applying modern machine learning to</text:p>
      <text:p text:style-name="P42"><text:tab/> industrial log anomaly detection</text:p>
      <text:p text:style-name="P18"/>
      <text:p text:style-name="P1"><text:tab/>Minors:</text:p>
      <text:p text:style-name="P1"><text:tab/> Learning systems</text:p>
      <text:p text:style-name="P1"><text:tab/> Signal processing</text:p>
      <text:p text:style-name="P10"/>
      <text:p text:style-name="P36">Publications</text:p>
      <text:p text:style-name="P1"><text:tab/>Master's thesis:</text:p>
      <text:p text:style-name="Standard"><text:span text:style-name="T33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37">"CARBOOK: A PLATFORM FOR MOBILE AUTOMOTIVE SERVICES"</text:span></text:a></text:p>
      <text:p text:style-name="P21"><text:span text:style-name="T35"><text:tab/></text:span><text:span text:style-name="T30">5 patents, 8+</text:span><text:span text:style-name="T31"> patent applications, several white papers, <text:tab/>scientific and corporate blog articles</text:span></text:p>
      <text:p text:style-name="P1"/>
      <text:p text:style-name="P36">Awards &amp; achievements</text:p>
      <text:p text:style-name="P21"><text:span text:style-name="T1"><text:tab/>1</text:span><text:span text:style-name="T38">st</text:span><text:span text:style-name="T1"> place in #IndustryHack / #CargoHack at #HackTheSea at <text:tab/><text:tab/><text:tab/>MacGregor, 2016</text:span></text:p>
      <text:p text:style-name="P21"><text:bookmark text:name="__DdeLink__207_1463925808"/><text:span text:style-name="T1"><text:tab/>3</text:span><text:span text:style-name="T39">rd</text:span><text:span text:style-name="T1"> place in #SpaceTyckiting @Futurice, 2016</text:span></text:p>
      <text:p text:style-name="P21"><text:span text:style-name="T1"><text:tab/>1</text:span><text:span text:style-name="T38">st</text:span><text:span text:style-name="T1"> place in #IndustryHack at #HackTheFactory at Fastems, 2015</text:span></text:p>
      <text:p text:style-name="P21"><text:bookmark text:name="__DdeLink__207_14639258081"/><text:span text:style-name="T1"><text:tab/>2</text:span><text:span text:style-name="T38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21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18"/>
      <text:p text:style-name="P10"/>
      <text:p text:style-name="P35">Work experience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3839200121568">
          <table:table-cell table:style-name="Table1.A1" office:value-type="string">
            <text:p text:style-name="P22"><text:span text:style-name="T9">D</text:span><text:span text:style-name="T1">ay Jobs</text:span></text:p>
            <text:p text:style-name="P28"/>
            <text:p text:style-name="P29">HERE Technologies</text:p>
            <text:p text:style-name="P31">Lead ML &amp; AI engineer</text:p>
            <text:p text:style-name="P24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37">Wollishofen, Zürich, Switzerland</text:p>
            <text:p text:style-name="P23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30">Cybercom Finland Oy</text:p>
            <text:p text:style-name="P32">Software architect, advisory consultant, speaker, organizer</text:p>
            <text:p text:style-name="P24"><text:span text:style-name="T1">2012-12-03 – </text:span><text:span text:style-name="T13">2018-06-30</text:span></text:p>
            <text:p text:style-name="P37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3"/>
            <text:p text:style-name="P30">Nice-business Solutions Oy</text:p>
            <text:p text:style-name="P32">Technical architect</text:p>
            <text:p text:style-name="P3">2009-07-22 – 2012-11-30</text:p>
            <text:p text:style-name="P37">Tampere, Finland</text:p>
            <text:p text:style-name="P2">Modern web technologies consulting, enterprise systems,</text:p>
            <text:p text:style-name="P2">ScrumMaster, assistant project manager, sales support</text:p>
            <text:p text:style-name="P43"/>
            <text:p text:style-name="P23"><text:span text:style-name="T24">Elektrobit Oyj / WS ETA System Engineering / </text:span><text:span text:style-name="T25">Technology Organization</text:span></text:p>
            <text:p text:style-name="P24"><text:span text:style-name="T26">Design engineer / </text:span><text:span text:style-name="T27">Research Engineer</text:span></text:p>
            <text:p text:style-name="P3">2007-08-27 – 2009-07-22</text:p>
            <text:p text:style-name="P37">Tampere, Finland</text:p>
            <text:p text:style-name="P2">DSP software development and testing, Next generation internet infrastructure for context-sensitive services in car environment, Semantic Web</text:p>
            <text:p text:style-name="P2"/>
            <text:p text:style-name="P30"/>
            <text:p text:style-name="P30"/>
            <text:p text:style-name="P30"/>
            <text:p text:style-name="P30"/>
            <text:p text:style-name="P30"/>
            <text:p text:style-name="P30"><text:soft-page-break/>Finnpos Systems Oy</text:p>
            <text:p text:style-name="P32">Project manager</text:p>
            <text:p text:style-name="P3">2005-04-11 – 2006-11-24</text:p>
            <text:p text:style-name="P37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30">Finnish Air Force</text:p>
            <text:p text:style-name="P32">Air Force Weather Corporal</text:p>
            <text:p text:style-name="P46">2002-01-01 – 2003-01-01</text:p>
            <text:p text:style-name="P37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50">Side Hustles</text:p>
            <text:p text:style-name="P44"/>
            <text:p text:style-name="P20"><text:span text:style-name="T22">Sentido Emotions Technologies Ltd </text:span><text:span text:style-name="T23">&amp;</text:span><text:span text:style-name="T22"> Sentido X-Tech Ltd</text:span></text:p>
            <text:p text:style-name="P33">Chief Technology Officer (CTO), partner</text:p>
            <text:p text:style-name="P23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37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51">AI Morning</text:p>
            <text:p text:style-name="P49">Organizer</text:p>
            <text:p text:style-name="P23"><text:span text:style-name="T28">2017-10-01 – </text:span><text:span text:style-name="T29">2018-10-05 (part-time)</text:span></text:p>
            <text:p text:style-name="P37">Tampere, Finland</text:p>
            <text:p text:style-name="P19"><text:span text:style-name="T34">Being one of the main organizers of AI Morning (</text:span><text:a xlink:type="simple" xlink:href="http://aimorning.fi/" text:style-name="Internet_20_link" text:visited-style-name="Visited_20_Internet_20_Link"><text:span text:style-name="T46">http://aimorning.fi</text:span></text:a><text:span text:style-name="T34">), with over 100 guests</text:span></text:p>
            <text:p text:style-name="P47">in each event</text:p>
            <text:p text:style-name="P45"/>
            <text:p text:style-name="P52">Neter</text:p>
            <text:p text:style-name="P33">Founder</text:p>
            <text:p text:style-name="P23"><text:span text:style-name="T1">2009-03-01 –</text:span><text:span text:style-name="T16"> (part-time)</text:span></text:p>
            <text:p text:style-name="P37">Finland</text:p>
            <text:p text:style-name="P2">Deep learning, modern web technologies consulting,</text:p>
            <text:p text:style-name="P2">TensorFlow, node.js, Ionic, Phaser, Cordova</text:p>
            <text:p text:style-name="P48"/>
            <text:p text:style-name="P11">Kurikan Kaupunki</text:p>
            <text:p text:style-name="P14">Information Technology Course Teacher</text:p>
            <text:p text:style-name="P5">2001-06-01 – 2001-06-30</text:p>
            <text:p text:style-name="P9">Kurikka, Finland</text:p>
            <text:p text:style-name="P5">Taught 10-14 year-old students Java programming and basics of computing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1"><text:soft-page-break/>Kurikan Kaupunki</text:p>
            <text:p text:style-name="P14">Information Technology Course Teacher</text:p>
            <text:p text:style-name="P5">200<text:span text:style-name="T47">0</text:span>-06-01 – 200<text:span text:style-name="T47">0</text:span>-06-30</text:p>
            <text:p text:style-name="P9">Kurikka, Finland</text:p>
            <text:p text:style-name="P5">Taught 10-14 year-old students Java programming and basics of computing.</text:p>
            <text:p text:style-name="P5"/>
            <text:p text:style-name="P11">Kurikan Kaupunki</text:p>
            <text:p text:style-name="P14">Information Technology Course Teacher</text:p>
            <text:p text:style-name="P5"><text:span text:style-name="T48">1999</text:span>-06-01 – <text:span text:style-name="T48">1999</text:span>-06-30</text:p>
            <text:p text:style-name="P9">Kurikka, Finland</text:p>
            <text:p text:style-name="P6">Taught 10-14 year-old students Java programming and basics of computing.</text:p>
            <text:p text:style-name="P5"/>
            <text:p text:style-name="P11">Kurikan Ryhti</text:p>
            <text:p text:style-name="P13">Web Developer / 3D Video Modeller / Print Advertisement Design<text:span text:style-name="T48">er</text:span></text:p>
            <text:p text:style-name="P5">01-01-1999 – 01-01-2001</text:p>
            <text:p text:style-name="P9">Kurikka, Finland</text:p>
            <text:p text:style-name="P6">Developed a web site and <text:span text:style-name="T48">video/print </text:span>ads.</text:p>
            <text:p text:style-name="P5"/>
            <text:p text:style-name="P12">Savela Vartiointi</text:p>
            <text:p text:style-name="P13">Accounting Software Engineer</text:p>
            <text:p text:style-name="P7">01-01-1998 – 01-01-1999</text:p>
            <text:p text:style-name="P9">Kurikka, Finland</text:p>
            <text:p text:style-name="P8">Accounting software customization. Database programming. Billing, accounting.</text:p>
          </table:table-cell>
        </table:table-row>
      </table:table>
      <text:p text:style-name="P18"/>
      <text:p text:style-name="P1"/>
      <text:p text:style-name="P35">Positions of trust</text:p>
      <text:p text:style-name="P4"><text:span text:style-name="T44">HERE Technologies: Patenting Mentor, 2020 –</text:span></text:p>
      <text:p text:style-name="P54"><text:span text:style-name="T1"><text:tab/></text:span></text:p>
      <text:p text:style-name="P54"><text:span text:style-name="T18">HERE Technologies: </text:span><text:span text:style-name="T3">Machine Learning Competitions Organizer, </text:span><text:span text:style-name="T18">2020 –</text:span></text:p>
      <text:p text:style-name="P54"><text:span text:style-name="T1"><text:tab/></text:span></text:p>
      <text:p text:style-name="P54"><text:span text:style-name="T18">HERE Technologies: </text:span><text:span text:style-name="T3">Site Representative, Switzerland, </text:span><text:span text:style-name="T18">2020 –</text:span></text:p>
      <text:p text:style-name="P25"><text:span text:style-name="T1"/></text:p>
      <text:p text:style-name="P25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1">2018</text:span></text:p>
      <text:p text:style-name="P54"><text:span text:style-name="T1"/></text:p>
      <text:p text:style-name="P54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21"><text:span text:style-name="T19"/></text:p>
      <text:p text:style-name="P21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26"><text:span text:style-name="T5"/></text:p>
      <text:p text:style-name="P26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21"><text:span text:style-name="T1"/></text:p>
      <text:p text:style-name="P21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36">Language skills</text:p>
      <text:p text:style-name="P1">Finnish: mother tongue</text:p>
      <text:p text:style-name="P1">English: fluent</text:p>
      <text:p text:style-name="P1">Swedish: good</text:p>
      <text:p text:style-name="P1">Japanese: basics</text:p>
      <text:p text:style-name="P1"><text:span text:style-name="T42">German: basics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2-04-02T17:06:40.189088246</dc:date>
    <meta:print-date>2012-05-06T13:10:00</meta:print-date>
    <meta:editing-duration>PT1H25M11S</meta:editing-duration>
    <meta:editing-cycles>55</meta:editing-cycles>
    <meta:generator>LibreOffice/7.2.5.2$Linux_X86_64 LibreOffice_project/20$Build-2</meta:generator>
    <meta:document-statistic meta:table-count="1" meta:image-count="0" meta:object-count="0" meta:page-count="4" meta:paragraph-count="133" meta:word-count="587" meta:character-count="4667" meta:non-whitespace-character-count="4144"/>
  </office:meta>
</office:document-meta>
</file>